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DejaVu Sans" svg:font-family="DejaVu 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" style:parent-style-name="Textbody" style:family="paragraph">
      <style:paragraph-properties fo:margin-left="0.4923in" fo:text-indent="0.4923in">
        <style:tab-stops/>
      </style:paragraph-properties>
    </style:style>
    <style:style style:name="P5" style:parent-style-name="Textbody" style:family="paragraph">
      <style:paragraph-properties fo:margin-left="0.4923in" fo:text-indent="0.4923in">
        <style:tab-stops/>
      </style:paragraph-properties>
    </style:style>
    <style:style style:name="P6" style:parent-style-name="Textbody" style:family="paragraph">
      <style:paragraph-properties fo:margin-left="0.4923in" fo:text-indent="0.4923in">
        <style:tab-stops/>
      </style:paragraph-properties>
    </style:style>
    <style:style style:name="P7" style:parent-style-name="Textbody" style:family="paragraph">
      <style:paragraph-properties fo:margin-left="0.4923in" fo:text-indent="0.4923in">
        <style:tab-stops/>
      </style:paragraph-properties>
    </style:style>
    <style:style style:name="P8" style:parent-style-name="Standard" style:family="paragraph">
      <style:paragraph-properties fo:margin-left="1.477in" fo:text-indent="0.002in">
        <style:tab-stops/>
      </style:paragraph-properties>
    </style:style>
  </office:automatic-styles>
  <office:body>
    <office:text text:use-soft-page-breaks="true">
      <text:p text:style-name="P1">Dan Scarafoni</text:p>
      <text:p text:style-name="Standard"/>
      <text:p text:style-name="Standard">Scheme week 2</text:p>
      <text:p text:style-name="Standard"/>
      <text:p text:style-name="Textbody">3.2.1</text:p>
      <text:p text:style-name="Textbody"><text:tab/>(λs.((apply s) s) λx.x)</text:p>
      <text:p text:style-name="Textbody"><text:tab/>((λfunc.λarg.(func arg) λx.x) λx.x)</text:p>
      <text:p text:style-name="Textbody"><text:tab/>(λarg.(λx.x arg) λx.x)</text:p>
      <text:p text:style-name="Textbody"><text:tab/>(λx.x λx.x)</text:p>
      <text:p text:style-name="Textbody"><text:tab/>λx.x</text:p>
      <text:p text:style-name="Textbody"><text:s text:c="2"/></text:p>
      <text:p text:style-name="Textbody">3.2.2</text:p>
      <text:p text:style-name="Textbody"><text:tab/>(λfirst.λsecond.first λx.x)</text:p>
      <text:p text:style-name="Textbody"><text:tab/>λsecond.λx.x</text:p>
      <text:p text:style-name="Textbody"><text:tab/>(this is of form λa.λb.b)</text:p>
      <text:p text:style-name="Textbody"/>
      <text:p text:style-name="Textbody">3.2.3</text:p>
      <text:p text:style-name="Textbody"><text:tab/>((λfirst.λsecond.λfuc.((func first) second) &lt;arg1&gt;) &lt;arg2&gt;)</text:p>
      <text:p text:style-name="Textbody"><text:tab/>(λsecond.λfunc.((func &lt;arg1&gt;) second) &lt;arg2&gt;)</text:p>
      <text:p text:style-name="Textbody"><text:tab/>λfunc.((func &lt;arg1&gt;) &lt;arg2&gt;)</text:p>
      <text:p text:style-name="Textbody"><text:tab/></text:p>
      <text:p text:style-name="Textbody"><text:tab/><text:span text:style-name="T2">select first</text:span></text:p>
      <text:p text:style-name="Textbody"><text:tab/>(λfunc.((func &lt;arg1&gt;) &lt;arg2&gt;) λfirst.λsecond.first)</text:p>
      <text:p text:style-name="Textbody"><text:tab/>((λfirst.λsecond.first &lt;arg1&gt;) &lt;arg2&gt;)</text:p>
      <text:p text:style-name="Textbody"><text:tab/>(λsecond.&lt;arg1&gt; &lt;arg2)</text:p>
      <text:p text:style-name="Textbody"><text:tab/>&lt;arg1&gt;</text:p>
      <text:p text:style-name="Textbody"/>
      <text:p text:style-name="Textbody"><text:tab/><text:span text:style-name="T3">select second</text:span></text:p>
      <text:p text:style-name="Textbody"><text:tab/>(λfunc.((func &lt;arg1&gt;) &lt;arg2&gt;) λfirst.λsecond.second)</text:p>
      <text:p text:style-name="Textbody"><text:tab/>((λfirst.λsecond.second &lt;arg1&gt;) &lt;arg2&gt;)</text:p>
      <text:p text:style-name="Textbody"><text:tab/>λsecond.second &lt;arg2&gt;</text:p>
      <text:p text:style-name="Textbody"><text:tab/>&lt;arg2&gt;</text:p>
      <text:p text:style-name="Textbody"/>
      <text:p text:style-name="Textbody"/>
      <text:p text:style-name="Textbody"/>
      <text:soft-page-break/>
      <text:p text:style-name="Textbody">2.3.4</text:p>
      <text:p text:style-name="Textbody"><text:tab/>1. λa.(a λb.(b a))</text:p>
      <text:p text:style-name="Textbody"><text:tab/>λa.(a λb.(b a))- function</text:p>
      <text:p text:style-name="Textbody"><text:tab/><text:tab/>bound variable- a</text:p>
      <text:p text:style-name="Textbody"><text:tab/><text:tab/>body- (a λb.(b a))- application</text:p>
      <text:p text:style-name="Textbody"><text:tab/><text:tab/><text:tab/>expression- a</text:p>
      <text:p text:style-name="Textbody"><text:tab/><text:tab/><text:tab/>argument- λb.(b a))</text:p>
      <text:p text:style-name="Textbody"><text:tab/><text:tab/><text:tab/>λb.(b a))- function</text:p>
      <text:p text:style-name="Textbody"><text:tab/><text:tab/><text:tab/><text:tab/>bound variable- b</text:p>
      <text:p text:style-name="Textbody"><text:tab/><text:tab/><text:tab/><text:tab/>body- (b a)</text:p>
      <text:p text:style-name="Textbody"><text:tab/><text:tab/><text:tab/><text:tab/><text:tab/>application</text:p>
      <text:p text:style-name="Textbody"><text:tab/><text:tab/><text:tab/><text:tab/><text:tab/>expression- a</text:p>
      <text:p text:style-name="Textbody"><text:tab/><text:tab/><text:tab/><text:tab/><text:tab/>argument- b</text:p>
      <text:p text:style-name="Textbody"/>
      <text:p text:style-name="Standard"><text:tab/>2. (λf.λg.(λh.(g h) f) λp.λq.p)-<text:s/>application</text:p>
      <text:p text:style-name="Standard"><text:tab/><text:tab/>function- (λf.λg.(λh.(g h) f) – application</text:p>
      <text:p text:style-name="Standard"><text:tab/><text:tab/><text:tab/>funcion- λf.λg.(λh.(g h)-function</text:p>
      <text:p text:style-name="Standard"><text:tab/><text:tab/><text:tab/><text:tab/>bound variable- f</text:p>
      <text:p text:style-name="Standard"><text:tab/><text:tab/><text:tab/><text:tab/>body- λg.(λh.(g h)-function</text:p>
      <text:p text:style-name="Standard"><text:tab/><text:tab/><text:tab/><text:tab/><text:tab/>bound variable- g</text:p>
      <text:p text:style-name="Standard"><text:tab/><text:tab/><text:tab/><text:tab/><text:tab/>body- λh.(g h)- function</text:p>
      <text:p text:style-name="Standard"><text:tab/><text:tab/><text:tab/><text:tab/><text:tab/><text:tab/>bound variable- h</text:p>
      <text:p text:style-name="Standard"><text:tab/><text:tab/><text:tab/><text:tab/><text:tab/><text:tab/>body- (g h)- application</text:p>
      <text:p text:style-name="Standard"><text:tab/><text:tab/><text:tab/><text:tab/><text:tab/><text:tab/><text:tab/>function- g</text:p>
      <text:p text:style-name="Standard"><text:tab/><text:tab/><text:tab/><text:tab/><text:tab/><text:tab/><text:tab/>argument- h</text:p>
      <text:p text:style-name="Standard"><text:tab/><text:tab/>argument- <text:s/>λp.λq.p</text:p>
      <text:p text:style-name="Standard"><text:tab/><text:tab/><text:tab/>λp.λq.p- function</text:p>
      <text:p text:style-name="Standard"><text:tab/><text:tab/><text:tab/>bound variable- p</text:p>
      <text:p text:style-name="Standard"><text:tab/><text:tab/><text:tab/>body- λq.p</text:p>
      <text:p text:style-name="Standard"><text:tab/><text:tab/><text:tab/><text:tab/>λq.p- function</text:p>
      <text:p text:style-name="Standard"><text:tab/><text:tab/><text:tab/><text:tab/>bound variable- q</text:p>
      <text:p text:style-name="Standard"><text:tab/><text:tab/><text:tab/><text:tab/>body- p</text:p>
      <text:p text:style-name="Standard"/>
      <text:p text:style-name="Standard"><text:tab/>3. λfee.λfi.λfo.λfum.(fum (fo (fi fee)))- function<text:tab/><text:tab/></text:p>
      <text:p text:style-name="Standard"><text:tab/><text:tab/>bound variable- fee</text:p>
      <text:p text:style-name="Standard"><text:tab/><text:tab/>body- λfi.λfo.λfum.(fum (fo (fi fee)))</text:p>
      <text:p text:style-name="Standard"><text:tab/><text:tab/><text:tab/>function</text:p>
      <text:p text:style-name="Standard"><text:tab/><text:tab/><text:tab/>bound variable- fi</text:p>
      <text:p text:style-name="Standard"><text:tab/><text:tab/><text:tab/>body- λfo.λfum.(fum (fo (fi fee)))</text:p>
      <text:p text:style-name="Standard"><text:tab/><text:tab/><text:tab/><text:tab/>function</text:p>
      <text:p text:style-name="Standard"><text:tab/><text:tab/><text:tab/><text:tab/>bound variable- fo</text:p>
      <text:p text:style-name="Standard"><text:tab/><text:tab/><text:tab/><text:tab/>body- λfum.(fum (fo (fi fee)))</text:p>
      <text:p text:style-name="Standard"><text:tab/><text:tab/><text:tab/><text:tab/><text:tab/>function</text:p>
      <text:soft-page-break/>
      <text:p text:style-name="Standard"><text:tab/><text:tab/><text:tab/><text:tab/><text:tab/>bound variable- fum</text:p>
      <text:p text:style-name="Standard"><text:tab/><text:tab/><text:tab/><text:tab/><text:tab/>body- (fum (fo (fi fee)))</text:p>
      <text:p text:style-name="Standard"><text:tab/><text:tab/><text:tab/><text:tab/><text:tab/><text:tab/>application</text:p>
      <text:p text:style-name="Standard"><text:tab/><text:tab/><text:tab/><text:tab/><text:tab/><text:tab/>function- fum</text:p>
      <text:p text:style-name="Standard"><text:tab/><text:tab/><text:tab/><text:tab/><text:tab/><text:tab/>argument- <text:s/>(fo (fi fee))</text:p>
      <text:p text:style-name="Standard"><text:tab/><text:tab/><text:tab/><text:tab/><text:tab/><text:tab/><text:tab/>application</text:p>
      <text:p text:style-name="Standard"><text:tab/><text:tab/><text:tab/><text:tab/><text:tab/><text:tab/><text:tab/>function- fo</text:p>
      <text:p text:style-name="Standard"><text:tab/><text:tab/><text:tab/><text:tab/><text:tab/><text:tab/><text:tab/>argument- (fi fee)</text:p>
      <text:p text:style-name="Standard"><text:tab/><text:tab/><text:tab/><text:tab/><text:tab/><text:tab/><text:tab/><text:tab/>application</text:p>
      <text:p text:style-name="Standard"><text:tab/><text:tab/><text:tab/><text:tab/><text:tab/><text:tab/><text:tab/><text:tab/>function- fi</text:p>
      <text:p text:style-name="Standard"><text:tab/><text:tab/><text:tab/><text:tab/><text:tab/><text:tab/><text:tab/><text:tab/>argument- fee</text:p>
      <text:p text:style-name="Standard"><text:tab/><text:tab/><text:tab/><text:tab/><text:tab/><text:tab/><text:tab/></text:p>
      <text:p text:style-name="Standard"/>
      <text:p text:style-name="Standard">3.2.5</text:p>
      <text:p text:style-name="Standard"><text:tab/>1. ((λx.λy.(y x) λp.λq.p) λi.i) =&gt;</text:p>
      <text:p text:style-name="Standard"><text:tab/><text:tab/>(λy.(y λp.λq.p) λi.i) =&gt;</text:p>
      <text:p text:style-name="Standard"><text:tab/><text:tab/>λi.i λp.λq.p =&gt;</text:p>
      <text:p text:style-name="Standard"><text:tab/><text:tab/>λp.λq.p</text:p>
      <text:p text:style-name="Standard"/>
      <text:p text:style-name="Standard"><text:tab/>2. (λh.((λa.λf.(f a) h) h) λf.(f f)) =&gt;</text:p>
      <text:p text:style-name="Standard"><text:tab/><text:tab/>((λa.λf.(f a) λf.(f f)) λf.(f f)) =&gt;</text:p>
      <text:p text:style-name="Standard"><text:tab/><text:tab/>(λf.(f λf.(f f)) λf.(f f)) =&gt;</text:p>
      <text:p text:style-name="Standard"><text:tab/><text:tab/>(λf.(f <text:s/>λa.(a a)) λb.(b b) =&gt;</text:p>
      <text:p text:style-name="Standard"><text:tab/><text:tab/>λb.(b b) λa.(a a)<text:s/></text:p>
      <text:p text:style-name="Standard"><text:tab/><text:tab/>(infinite recursion through time)</text:p>
      <text:p text:style-name="Standard"><text:tab/></text:p>
      <text:p text:style-name="Standard"><text:tab/>3. (((λf.λg.λx.(f (g x)) λs.(s s)) λa.λb.b) λx.λy.x) =&gt;</text:p>
      <text:p text:style-name="Standard"><text:tab/><text:tab/>((λg.λx.(λx.λy.x (g x)) λs.(s s)) λa.λb.b) =&gt;</text:p>
      <text:p text:style-name="Textbody"><text:tab/><text:tab/>(λx.(λx.λy.x (λa.λb.b x)) λs.(s s)) =&gt;</text:p>
      <text:p text:style-name="P4">(λx.λy.x (λa.λb.b λs.(s s))) =&gt;</text:p>
      <text:p text:style-name="P5">λy.(λa.λb.b λs.(s s)) =&gt;</text:p>
      <text:p text:style-name="P6">(λa.λb.b λs.(s s))=&gt;</text:p>
      <text:p text:style-name="P7">λb.b</text:p>
      <text:p text:style-name="Textbody"/>
      <text:p text:style-name="Textbody"><text:tab/><text:tab/></text:p>
      <text:p text:style-name="Textbody">3.2.6</text:p>
      <text:p text:style-name="Standard"><text:tab/>A- λfunc.λarg.(func arg)</text:p>
      <text:p text:style-name="Standard"><text:tab/><text:tab/>(λfunc.λarg.(func arg) a) b) =&gt;</text:p>
      <text:p text:style-name="Standard"><text:tab/><text:tab/>(λarg.(a arg) b) =&gt;</text:p>
      <text:p text:style-name="Standard"><text:tab/><text:tab/>(a b)</text:p>
      <text:p text:style-name="Standard"/>
      <text:p text:style-name="Standard"><text:tab/>B- λx.λy.((λfirst. λsecond. Λfunc.((func first) second) x) y) λz.z)</text:p>
      <text:p text:style-name="Standard"><text:tab/><text:tab/><text:s/>((λx.λy.((λfirst. λsecond. Λfunc.((func first) second) x) y) λz.z) a) b) =&gt;</text:p>
      <text:p text:style-name="Standard"><text:tab/><text:tab/>λy.((λfirst. λsecond. Λfunc.((func first) second) a) y) λz.z) b) =&gt;<text:s/></text:p>
      <text:p text:style-name="Standard"><text:tab/><text:tab/>((λfirst. λsecond. Λfunc.((func first) second) a) b) λz.z) =&gt;</text:p>
      <text:soft-page-break/>
      <text:p text:style-name="Standard"><text:tab/><text:tab/>(λsecond. Λfunc.((func b) second) a) λz.z) =&gt;</text:p>
      <text:p text:style-name="Standard"><text:tab/><text:tab/>(λfunc.((func b) a) λz.z) =&gt;</text:p>
      <text:p text:style-name="Standard"><text:tab/><text:tab/>((λz.z b) a) =&gt;</text:p>
      <text:p text:style-name="Standard"><text:tab/><text:tab/>(a b)</text:p>
      <text:p text:style-name="Standard"/>
      <text:p text:style-name="Standard">3.2.7.1</text:p>
      <text:p text:style-name="Standard"><text:tab/>λx.λy.( λx.y λy.x)</text:p>
      <text:p text:style-name="Standard"><text:tab/><text:tab/>x bound at {x} in λx.λy.( λx.y<text:s/>λy.{x})</text:p>
      <text:p text:style-name="Standard"><text:tab/><text:tab/>x free at {x}<text:s/>λy.(λx.y λy.{x})</text:p>
      <text:p text:style-name="Standard"><text:tab/><text:tab/><text:tab/>λx.y λy.{x}</text:p>
      <text:p text:style-name="Standard"><text:tab/><text:tab/><text:tab/>λy.{x}</text:p>
      <text:p text:style-name="Standard"><text:tab/><text:tab/><text:tab/>{x}</text:p>
      <text:p text:style-name="Standard"><text:tab/><text:tab/>Y is bound at {y} in λy.( λx.{y} λy.x)</text:p>
      <text:p text:style-name="Standard"><text:tab/><text:tab/><text:tab/>λx.λy.(λx.{y} λy.x)</text:p>
      <text:p text:style-name="Standard"><text:tab/><text:tab/>Y is free at {y} in (λx.{y} λy.x)</text:p>
      <text:p text:style-name="Standard"><text:tab/><text:tab/><text:tab/>λx.λy.( λx.{y} λy.x)</text:p>
      <text:p text:style-name="Standard"><text:tab/><text:tab/><text:tab/>λx.{y}<text:tab/></text:p>
      <text:p text:style-name="Standard"><text:tab/><text:tab/></text:p>
      <text:p text:style-name="Standard">3.2.7.2</text:p>
      <text:p text:style-name="Standard"><text:tab/>λx.(x (λy.( λx.x y) x))</text:p>
      <text:p text:style-name="Standard"><text:tab/><text:tab/>x bound at {x} in λx.({x}<text:s/>(λy.( λx.x y) {x}))</text:p>
      <text:p text:style-name="P8">-the x in λx.x y is not the same x as the one bound in the above, but the TA said it was ok to label it as bound in this context, please don’t take off points-</text:p>
      <text:p text:style-name="Standard"><text:tab/><text:tab/><text:tab/>(λx.{x} y)</text:p>
      <text:p text:style-name="Standard"><text:tab/><text:tab/><text:tab/>λx.{x}</text:p>
      <text:p text:style-name="Standard"><text:tab/><text:tab/>x free at {x} in ({x} (λy.( λx.x y) {x}))</text:p>
      <text:p text:style-name="Standard"><text:tab/><text:tab/><text:tab/>(λy.( λx.x y) {x})</text:p>
      <text:p text:style-name="Standard"><text:tab/><text:tab/><text:tab/>{x}</text:p>
      <text:p text:style-name="Standard"><text:tab/><text:tab/>y is bound at {y} in λy.( λx.x {y}) x)</text:p>
      <text:p text:style-name="Standard"><text:tab/><text:tab/><text:tab/>λx.(x (λy.( λx.x<text:s/>{y}) x))</text:p>
      <text:p text:style-name="Standard"><text:tab/><text:tab/><text:tab/>(x (λy.( λx.x {y}) x))</text:p>
      <text:p text:style-name="Standard"><text:tab/><text:tab/>y is free at {y} in<text:s/>(λx.x {y}) x)</text:p>
      <text:p text:style-name="Standard"><text:tab/><text:tab/><text:tab/>(λx.x {y})</text:p>
      <text:p text:style-name="Standard"><text:tab/><text:tab/><text:tab/>{y}</text:p>
      <text:p text:style-name="Standard"><text:tab/><text:tab/><text:tab/></text:p>
      <text:p text:style-name="Standard">3.2.8</text:p>
      <text:p text:style-name="Standard"/>
      <text:p text:style-name="Standard"><text:tab/>λx.λy.( λz.y λw.x)</text:p>
      <text:p text:style-name="Standard"><text:tab/><text:tab/>x bound at {x} in λx.λy.( λz.y λw.{x})</text:p>
      <text:p text:style-name="Standard"><text:tab/><text:tab/>x free at {x} λy.(λz.y λw.{x})</text:p>
      <text:p text:style-name="Standard"><text:tab/><text:tab/><text:tab/>λz.y λw.{x}</text:p>
      <text:p text:style-name="Standard"><text:tab/><text:tab/><text:tab/>λy.{x}</text:p>
      <text:p text:style-name="Standard"><text:tab/><text:tab/><text:tab/>{x}</text:p>
      <text:p text:style-name="Standard"><text:tab/><text:tab/>Y is bound at {y} in λy.( λz.{y} λw.x)</text:p>
      <text:p text:style-name="Standard"><text:tab/><text:tab/><text:tab/>λx.λy.(λz.{y} λw.x)</text:p>
      <text:p text:style-name="Standard"><text:tab/><text:tab/>Y is free at {y} in (λz.{y} λw.x)</text:p>
      <text:p text:style-name="Standard"><text:tab/><text:tab/><text:tab/>λx.λy.( λz.{y} λw.x)</text:p>
      <text:p text:style-name="Standard"><text:tab/><text:tab/><text:tab/>λx.{y}<text:tab/></text:p>
      <text:p text:style-name="Standard"/>
      <text:soft-page-break/>
      <text:p text:style-name="Standard"><text:tab/>λx.(x (λy.( λz.z y) x))</text:p>
      <text:p text:style-name="Standard"><text:tab/><text:tab/>x bound at {x} in λx.({x} (λy.( λz.z y) {x}))</text:p>
      <text:p text:style-name="Standard"><text:tab/><text:tab/><text:tab/>(λz.{z} y)</text:p>
      <text:p text:style-name="Standard"><text:tab/><text:tab/><text:tab/>λz.{z}</text:p>
      <text:p text:style-name="Standard"><text:tab/><text:tab/>x free at {x} in ({x} (λy.( λz.z y) {x}))</text:p>
      <text:p text:style-name="Standard"><text:tab/><text:tab/><text:tab/>(λy.( λz.z y) {x})</text:p>
      <text:p text:style-name="Standard"><text:tab/><text:tab/><text:tab/>{x}</text:p>
      <text:p text:style-name="Standard"><text:tab/><text:tab/>y is bound at {y} in λy.( λz.z {y}) x)</text:p>
      <text:p text:style-name="Standard"><text:tab/><text:tab/><text:tab/>λx.(x (λy.( λz.z {y}) x))</text:p>
      <text:p text:style-name="Standard"><text:tab/><text:tab/><text:tab/>(x (λy.( λz.z {y}) x))</text:p>
      <text:p text:style-name="Standard"><text:tab/><text:tab/>y is free at {y} in (λz.z {y}) x)</text:p>
      <text:p text:style-name="Standard"><text:tab/><text:tab/><text:tab/>(λz.z {y})</text:p>
      <text:p text:style-name="Standard"><text:tab/><text:tab/><text:tab/>{y}</text:p>
      <text:p text:style-name="Standard"><text:tab/></text:p>
      <text:p text:style-name="Standard"/>
      <text:p text:style-name="Standard">Answers checked with Sean Spriggens</text:p>
      <text:p text:style-name="Standard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DejaVu Sans" svg:font-family="DejaVu 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 Sharp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Date" style:display-name="Date" style:family="paragraph" style:parent-style-name="Normal" style:next-style-name="Normal">
      <style:text-properties style:font-name-complex="Mangal" style:font-size-complex="10.5pt" fo:hyphenate="false"/>
    </style:style>
    <style:style style:name="DateChar" style:display-name="Date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n Scarafoni</meta:initial-creator>
    <dc:creator>Dan Scarafoni</dc:creator>
    <meta:creation-date>2012-11-08T10:38:00Z</meta:creation-date>
    <dc:date>2012-11-14T22:57:00Z</dc:date>
    <meta:template xlink:href="Normal" xlink:type="simple"/>
    <meta:editing-cycles>9</meta:editing-cycles>
    <meta:editing-duration>PT26280S</meta:editing-duration>
    <meta:document-statistic meta:page-count="5" meta:paragraph-count="8" meta:word-count="646" meta:character-count="4321" meta:row-count="30" meta:non-whitespace-character-count="3683"/>
  </office:meta>
</office:document-meta>
</file>